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48c9" officeooo:paragraph-rsid="000748c9"/>
    </style:style>
    <style:style style:name="P2" style:family="paragraph" style:parent-style-name="Standard">
      <style:text-properties officeooo:rsid="000748c9" officeooo:paragraph-rsid="000748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 generation</text:p>
      <text:p text:style-name="P1">modelo: <text:a xlink:type="simple" xlink:href="https://huggingface.co/iarfmoose/t5-base-question-generator" text:style-name="Internet_20_link" text:visited-style-name="Visited_20_Internet_20_Link">https://huggingface.co/iarfmoose/t5-base-question-generator</text:a></text:p>
      <text:p text:style-name="P1">base de treinamento: <text:a xlink:type="simple" xlink:href="https://huggingface.co/datasets/iarfmoose/question_generator" text:style-name="Internet_20_link" text:visited-style-name="Visited_20_Internet_20_Link">https://huggingface.co/datasets/iarfmoose/question_generator</text:a></text:p>
      <text:p text:style-name="P1"/>
      <text:p text:style-name="P1">Classificação</text:p>
      <text:p text:style-name="P1">modelo: <text:a xlink:type="simple" xlink:href="https://huggingface.co/iarfmoose/bert-base-cased-qa-evaluator" text:style-name="Internet_20_link" text:visited-style-name="Visited_20_Internet_20_Link">https://huggingface.co/iarfmoose/bert-base-cased-qa-evaluator</text:a></text:p>
      <text:p text:style-name="P1">base de treinamento: <text:a xlink:type="simple" xlink:href="https://huggingface.co/datasets/iarfmoose/question_generator" text:style-name="Internet_20_link" text:visited-style-name="Visited_20_Internet_20_Link">https://huggingface.co/datasets/iarfmoose/question_generator</text:a></text:p>
      <text:p text:style-name="P1"/>
      <text:p text:style-name="P1"><text:a xlink:type="simple" xlink:href="https://amontgomerie.github.io/2020/07/30/question-generator.html" text:style-name="Internet_20_link" text:visited-style-name="Visited_20_Internet_20_Link">https://amontgomerie.github.io/2020/07/30/question-generator.html</text:a></text:p>
      <text:p text:style-name="P1"><text:a xlink:type="simple" xlink:href="https://github.com/AMontgomerie/question_generator" text:style-name="Internet_20_link" text:visited-style-name="Visited_20_Internet_20_Link">https://github.com/AMontgomerie/question_generator</text:a></text:p>
      <text:p text:style-name="P1"/>
      <text:p text:style-name="P1"><text:a xlink:type="simple" xlink:href="https://github.com/nidhaloff/deep-translator" text:style-name="Internet_20_link" text:visited-style-name="Visited_20_Internet_20_Link">https://github.com/nidhaloff/deep-translator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3T21:14:52.994000000</dc:date>
    <meta:editing-duration>PT16M8S</meta:editing-duration>
    <meta:editing-cycles>4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9" meta:word-count="18" meta:character-count="485" meta:non-whitespace-character-count="476"/>
  </office:meta>
</office:document-meta>
</file>